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stroke-dash="Fine_20_Dashe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svg:stroke-color="#0000ff" draw:marker-start-width="0.275cm" draw:marker-end="Arrow" draw:marker-end-width="0.1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57cm"/>
    </style:style>
    <style:style style:name="P1" style:family="paragraph">
      <style:paragraph-properties fo:text-align="center"/>
      <style:text-properties fo:font-size="36pt" style:font-size-asian="36pt" style:font-size-complex="36pt"/>
    </style:style>
    <style:style style:name="P2" style:family="paragraph">
      <style:paragraph-properties fo:text-align="end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845cm" svg:y1="3.821cm" svg:x2="3.55cm" svg:y2="3.821cm">
          <text:p/>
        </draw:line>
        <draw:frame draw:style-name="gr2" draw:text-style-name="P2" draw:layer="layout" svg:width="1.209cm" svg:height="3.095cm" svg:x="1.926cm" svg:y="0.762cm">
          <draw:text-box>
            <text:p text:style-name="P2">9</text:p>
            <text:p text:style-name="P2">1</text:p>
          </draw:text-box>
        </draw:frame>
        <draw:frame draw:style-name="gr3" draw:text-style-name="P3" draw:layer="layout" svg:width="1.243cm" svg:height="1.673cm" svg:x="0.458cm" svg:y="2.191cm">
          <draw:text-box>
            <text:p text:style-name="P3">+</text:p>
          </draw:text-box>
        </draw:frame>
      </draw:page>
      <draw:page draw:name="page2" draw:style-name="dp1" draw:master-page-name="Standard">
        <draw:line draw:style-name="gr1" draw:text-style-name="P1" draw:layer="layout" svg:x1="0.845cm" svg:y1="3.821cm" svg:x2="3.55cm" svg:y2="3.821cm">
          <text:p/>
        </draw:line>
        <draw:frame draw:style-name="gr2" draw:text-style-name="P3" draw:layer="layout" svg:width="1.209cm" svg:height="1.673cm" svg:x="2.004cm" svg:y="4.1cm">
          <draw:text-box>
            <text:p text:style-name="P3">0</text:p>
          </draw:text-box>
        </draw:frame>
        <draw:line draw:style-name="gr4" draw:text-style-name="P1" draw:layer="layout" svg:x1="2.367cm" svg:y1="4.294cm" svg:x2="1.868cm" svg:y2="0.845cm">
          <text:p/>
        </draw:line>
        <draw:frame draw:style-name="gr2" draw:text-style-name="P4" draw:layer="layout" svg:width="0.815cm" svg:height="0.878cm" svg:x="1.387cm" svg:y="0.05cm">
          <draw:text-box>
            <text:p text:style-name="P3"><text:span text:style-name="T1">1</text:span></text:p>
          </draw:text-box>
        </draw:frame>
        <draw:frame draw:style-name="gr2" draw:text-style-name="P5" draw:layer="layout" svg:width="1.611cm" svg:height="0.725cm" svg:x="0cm" svg:y="0.118cm">
          <draw:text-box>
            <text:p text:style-name="P3"><text:span text:style-name="T2">report</text:span></text:p>
          </draw:text-box>
        </draw:frame>
        <draw:frame draw:style-name="gr3" draw:text-style-name="P3" draw:layer="layout" svg:width="1.243cm" svg:height="1.673cm" svg:x="0.457cm" svg:y="2.19cm">
          <draw:text-box>
            <text:p text:style-name="P3">+</text:p>
          </draw:text-box>
        </draw:frame>
        <draw:frame draw:style-name="gr2" draw:text-style-name="P2" draw:layer="layout" svg:width="1.209cm" svg:height="3.095cm" svg:x="1.927cm" svg:y="0.763cm">
          <draw:text-box>
            <text:p text:style-name="P2">9</text:p>
            <text:p text:style-name="P2">1</text:p>
          </draw:text-box>
        </draw:frame>
      </draw:page>
      <draw:page draw:name="page3" draw:style-name="dp1" draw:master-page-name="Standard">
        <draw:line draw:style-name="gr1" draw:text-style-name="P1" draw:layer="layout" svg:x1="0.845cm" svg:y1="3.821cm" svg:x2="3.55cm" svg:y2="3.821cm">
          <text:p/>
        </draw:line>
        <draw:frame draw:style-name="gr2" draw:text-style-name="P3" draw:layer="layout" svg:width="1.209cm" svg:height="1.673cm" svg:x="2.004cm" svg:y="4.1cm">
          <draw:text-box>
            <text:p text:style-name="P3">0</text:p>
          </draw:text-box>
        </draw:frame>
        <draw:frame draw:style-name="gr3" draw:text-style-name="P3" draw:layer="layout" svg:width="1.243cm" svg:height="1.673cm" svg:x="0.457cm" svg:y="2.19cm">
          <draw:text-box>
            <text:p text:style-name="P3">+</text:p>
          </draw:text-box>
        </draw:frame>
        <draw:frame draw:style-name="gr2" draw:text-style-name="P2" draw:layer="layout" svg:width="1.209cm" svg:height="3.095cm" svg:x="1.927cm" svg:y="0.763cm">
          <draw:text-box>
            <text:p text:style-name="P2">9</text:p>
            <text:p text:style-name="P2">1</text:p>
          </draw:text-box>
        </draw:frame>
      </draw:page>
      <draw:page draw:name="page4" draw:style-name="dp1" draw:master-page-name="Standard">
        <draw:line draw:style-name="gr5" draw:text-style-name="P1" draw:layer="layout" svg:x1="1.801cm" svg:y1="0.854cm" svg:x2="1.801cm" svg:y2="4.447cm">
          <text:p/>
        </draw:line>
        <draw:line draw:style-name="gr1" draw:text-style-name="P1" draw:layer="layout" svg:x1="0.845cm" svg:y1="3.821cm" svg:x2="3.55cm" svg:y2="3.821cm">
          <text:p/>
        </draw:line>
        <draw:frame draw:style-name="gr2" draw:text-style-name="P3" draw:layer="layout" svg:width="1.209cm" svg:height="1.673cm" svg:x="2.004cm" svg:y="4.1cm">
          <draw:text-box>
            <text:p text:style-name="P3">0</text:p>
          </draw:text-box>
        </draw:frame>
        <draw:frame draw:style-name="gr2" draw:text-style-name="P4" draw:layer="layout" svg:width="0.815cm" svg:height="0.878cm" svg:x="1.387cm" svg:y="0.05cm">
          <draw:text-box>
            <text:p text:style-name="P3"><text:span text:style-name="T1">1</text:span></text:p>
          </draw:text-box>
        </draw:frame>
        <draw:frame draw:style-name="gr2" draw:text-style-name="P5" draw:layer="layout" svg:width="1.611cm" svg:height="0.725cm" svg:x="0cm" svg:y="0.118cm">
          <draw:text-box>
            <text:p text:style-name="P3"><text:span text:style-name="T2">report</text:span></text:p>
          </draw:text-box>
        </draw:frame>
        <draw:frame draw:style-name="gr2" draw:text-style-name="P2" draw:layer="layout" svg:width="1.209cm" svg:height="3.095cm" svg:x="1.926cm" svg:y="0.762cm">
          <draw:text-box>
            <text:p text:style-name="P2">9</text:p>
            <text:p text:style-name="P2">1</text:p>
          </draw:text-box>
        </draw:frame>
        <draw:frame draw:style-name="gr3" draw:text-style-name="P3" draw:layer="layout" svg:width="1.243cm" svg:height="1.673cm" svg:x="0.457cm" svg:y="2.19cm">
          <draw:text-box>
            <text:p text:style-name="P3">+</text:p>
          </draw:text-box>
        </draw:frame>
      </draw:page>
      <draw:page draw:name="page5" draw:style-name="dp1" draw:master-page-name="Standard">
        <draw:line draw:style-name="gr5" draw:text-style-name="P1" draw:layer="layout" svg:x1="1.801cm" svg:y1="0.854cm" svg:x2="1.801cm" svg:y2="4.447cm">
          <text:p/>
        </draw:line>
        <draw:frame draw:style-name="gr2" draw:text-style-name="P2" draw:layer="layout" svg:width="1.209cm" svg:height="3.095cm" svg:x="1.925cm" svg:y="0.761cm">
          <draw:text-box>
            <text:p text:style-name="P2">9</text:p>
            <text:p text:style-name="P2">1</text:p>
          </draw:text-box>
        </draw:frame>
        <draw:line draw:style-name="gr1" draw:text-style-name="P1" draw:layer="layout" svg:x1="0.845cm" svg:y1="3.821cm" svg:x2="3.55cm" svg:y2="3.821cm">
          <text:p/>
        </draw:line>
        <draw:frame draw:style-name="gr2" draw:text-style-name="P4" draw:layer="layout" svg:width="0.815cm" svg:height="0.878cm" svg:x="1.387cm" svg:y="0.05cm">
          <draw:text-box>
            <text:p text:style-name="P3"><text:span text:style-name="T1">1</text:span></text:p>
          </draw:text-box>
        </draw:frame>
        <draw:frame draw:style-name="gr2" draw:text-style-name="P5" draw:layer="layout" svg:width="1.611cm" svg:height="0.725cm" svg:x="0cm" svg:y="0.118cm">
          <draw:text-box>
            <text:p text:style-name="P3"><text:span text:style-name="T2">report</text:span></text:p>
          </draw:text-box>
        </draw:frame>
        <draw:frame draw:style-name="gr3" draw:text-style-name="P3" draw:layer="layout" svg:width="1.243cm" svg:height="1.673cm" svg:x="0.456cm" svg:y="2.189cm">
          <draw:text-box>
            <text:p text:style-name="P3">+</text:p>
          </draw:text-box>
        </draw:frame>
        <draw:frame draw:style-name="gr6" draw:text-style-name="P3" draw:layer="layout" svg:width="2.013cm" svg:height="1.673cm" svg:x="1.3cm" svg:y="4.103cm">
          <draw:text-box>
            <text:p text:style-name="P3">1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ves Mairesse</meta:initial-creator>
    <meta:creation-date>2011-09-28T09:27:39</meta:creation-date>
    <dc:date>2011-09-28T09:41:09</dc:date>
    <dc:creator>Yves Mairesse</dc:creator>
    <meta:editing-duration>PT13M33S</meta:editing-duration>
    <meta:editing-cycles>2</meta:editing-cycles>
    <meta:generator>LibreOffice/3.4$Linux LibreOffice_project/340m1$Build-103</meta:generator>
    <meta:document-statistic meta:object-count="28"/>
  </office:meta>
</office:document-meta>
</file>